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7cm"/>
    </style:style>
    <style:style style:name="co3" style:family="table-column">
      <style:table-column-properties fo:break-before="auto" style:column-width="6.368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9.5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3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Заголовок</text:p>
          </table:table-cell>
          <table:table-cell table:style-name="ce3" office:value-type="string" calcext:value-type="string">
            <text:p>Приоритет</text:p>
          </table:table-cell>
          <table:table-cell table:style-name="ce3" office:value-type="string" calcext:value-type="string">
            <text:p>Предусловия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е результаты</text:p>
          </table:table-cell>
          <table:table-cell/>
        </table:table-row>
        <table:table-row table:style-name="ro2">
          <table:table-cell table:style-name="Default" office:value-type="string" calcext:value-type="string">
            <text:p>ТС-01</text:p>
          </table:table-cell>
          <table:table-cell table:style-name="ce2" office:value-type="string" calcext:value-type="string">
            <text:p>Успешное добавление товара в корзину</text:p>
          </table:table-cell>
          <table:table-cell table:style-name="Default" office:value-type="string" calcext:value-type="string">
            <text:p>High</text:p>
          </table:table-cell>
          <table:table-cell office:value-type="string" calcext:value-type="string">
            <text:p>1. Открыт сайт SauceDemo.</text:p>
            <text:p>2. Пользователь авторизован (как standard_user).</text:p>
            <text:p>3. Открыта страница списка товаров (Products).</text:p>
          </table:table-cell>
          <table:table-cell table:style-name="ce2" office:value-type="string" calcext:value-type="string">
            <text:p>1. Нажать кнопку Add to cart на карточке первого товара в списке (Sauce Labs Backpack)</text:p>
          </table:table-cell>
          <table:table-cell table:style-name="ce2" office:value-type="string" calcext:value-type="string">
            <text:p>1. Кнопка Add to cart на карточке товара изменилась на Remove.</text:p>
            <text:p>2. На иконке корзины (в правом верхнем углу) появился красный бейдж с цифрой "1".</text:p>
            <text:p>3. При переходе в корзину товар "Sauce Labs Backpack" отображается в списке.</text:p>
          </table:table-cell>
          <table:table-cell/>
        </table:table-row>
        <table:table-row table:style-name="ro3">
          <table:table-cell office:value-type="string" calcext:value-type="string">
            <text:p>ТС-02</text:p>
          </table:table-cell>
          <table:table-cell office:value-type="string" calcext:value-type="string">
            <text:p>Валидация пустого поля `First Name` при оформлении заказа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. Открыт сайт SauceDemo. </text:p>
            <text:p>2. Пользователь авторизован (как standard_user). </text:p>
            <text:p>3. В корзине есть 1 товар</text:p>
            <text:p>4. Открыта страница оформления заказа (нажата кнопка Checkout в корзине)</text:p>
          </table:table-cell>
          <table:table-cell office:value-type="string" calcext:value-type="string">
            <text:p>1. Ввести в поле Last Name значение «Иванов»</text:p>
            <text:p>2. Ввести в поле Zip/Postal code значение «000000»</text:p>
            <text:p>3. Оставить поле First Name пустым (даже без пробелов)</text:p>
            <text:p>4. Нажать кнопку Continue</text:p>
          </table:table-cell>
          <table:table-cell office:value-type="string" calcext:value-type="string">
            <text:p>1. Система не даст продолжить оформление</text:p>
            <text:p>2. Выведется сообщение об ошибке «Error: First Name is required»</text:p>
            <text:p>3. Все три поля будут подсвечены красным</text:p>
          </table:table-cell>
          <table:table-cell/>
        </table:table-row>
        <table:table-row table:style-name="ro2">
          <table:table-cell office:value-type="string" calcext:value-type="string">
            <text:p>ТС-03</text:p>
          </table:table-cell>
          <table:table-cell table:style-name="ce2" office:value-type="string" calcext:value-type="string">
            <text:p>Удаление товара внутри корзины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. Открыт сайт SauceDemo.  </text:p>
            <text:p>2. Пользователь авторизован (как standard_user).  </text:p>
            <text:p>3. В корзине есть 1 товар </text:p>
            <text:p>4. Открыта страница корзины (/cart.html) </text:p>
          </table:table-cell>
          <table:table-cell office:value-type="string" calcext:value-type="string">
            <text:p>1. Нажать кнопку Remove внутри карточки товара.</text:p>
          </table:table-cell>
          <table:table-cell office:value-type="string" calcext:value-type="string">
            <text:p><text:span text:style-name="T1">1. Пользователь остается на странице корзины.</text:span></text:p>
            <text:p><text:span text:style-name="T1">2. Корзина станет пустой. </text:span></text:p>
            <text:p><text:span text:style-name="T1">3. Карточка с товаром исчезнет из корзины. </text:span></text:p>
            <text:p><text:span text:style-name="T1">4. Счетчик (красный бейдж) корзины исчезнет.</text:span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6:35:02.03217320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21:58:42.777659035</meta:creation-date>
    <dc:date>2026-04-09T17:00:06.950399775</dc:date>
    <meta:editing-duration>PT1H6M28S</meta:editing-duration>
    <meta:editing-cycles>5</meta:editing-cycles>
    <meta:generator>LibreOffice/24.2.7.2$Linux_X86_64 LibreOffice_project/420$Build-2</meta:generator>
    <meta:document-statistic meta:table-count="1" meta:cell-count="24" meta:object-count="0"/>
  </office:meta>
</office:document-meta>
</file>